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ºcomponentes</text:p>
          </table:table-cell>
          <table:table-cell office:value-type="string" calcext:value-type="string">
            <text:p>Tiempo secuencial</text:p>
          </table:table-cell>
          <table:table-cell office:value-type="string" calcext:value-type="string">
            <text:p>Tiempo paralelo for</text:p>
          </table:table-cell>
          <table:table-cell office:value-type="string" calcext:value-type="string">
            <text:p>Tiempo paralelo sections</text:p>
          </table:table-cell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string" calcext:value-type="string">
            <text:p>0.000487175<text:tab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0.000878070<text:tab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string" calcext:value-type="string">
            <text:p>0.000828405<text:tab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0.003524371<text:tab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4076108<text:tab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string" calcext:value-type="string">
            <text:p>0.006544645<text:tab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string" calcext:value-type="string">
            <text:p>0.012873764<text:tab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88608" calcext:value-type="float">
            <text:p>8388608</text:p>
          </table:table-cell>
          <table:table-cell office:value-type="string" calcext:value-type="string">
            <text:p>0.026143802<text:tab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049876008<text:tab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23:46:08.125185346</meta:creation-date>
    <dc:date>2022-04-06T00:08:04.822220119</dc:date>
    <meta:editing-duration>PT11M46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